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55cm"/>
    </style:style>
    <style:style style:name="co3" style:family="table-column">
      <style:table-column-properties fo:break-before="auto" style:column-width="11.887cm"/>
    </style:style>
    <style:style style:name="co4" style:family="table-column">
      <style:table-column-properties fo:break-before="auto" style:column-width="3.879cm"/>
    </style:style>
    <style:style style:name="co5" style:family="table-column">
      <style:table-column-properties fo:break-before="auto" style:column-width="4.8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couche_src = couche d'entré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rille = grille produit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ugozone = ensemble de cellules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>
            <text:p>Description</text:p>
          </table:table-cell>
          <table:table-cell table:style-name="ce1" office:value-type="string">
            <text:p>Requête(s)</text:p>
          </table:table-cell>
          <table:table-cell table:style-name="ce1" office:value-type="string">
            <text:p>Unité de référence</text:p>
          </table:table-cell>
          <table:table-cell table:style-name="ce1"/>
        </table:table-row>
        <table:table-row table:style-name="ro2">
          <table:table-cell/>
          <table:table-cell office:value-type="string">
            <text:p>Grille de calcul </text:p>
          </table:table-cell>
          <table:table-cell office:value-type="string">
            <text:p>Select creategrid(500, 500) from couche_src</text:p>
          </table:table-cell>
          <table:table-cell office:value-type="string">
            <text:p>Couche</text:p>
          </table:table-cell>
          <table:table-cell/>
        </table:table-row>
        <table:table-row table:style-name="ro2">
          <table:table-cell/>
          <table:table-cell office:value-type="string">
            <text:p>Grille de calcul orientée</text:p>
          </table:table-cell>
          <table:table-cell office:value-type="string">
            <text:p>Select creategrid(500, 500, 45) from couche_src</text:p>
          </table:table-cell>
          <table:table-cell office:value-type="string">
            <text:p>Couche</text:p>
          </table:table-cell>
          <table:table-cell/>
        </table:table-row>
        <table:table-row table:style-name="ro2">
          <table:table-cell/>
          <table:table-cell office:value-type="string">
            <text:p>Création de la rugozone</text:p>
          </table:table-cell>
          <table:table-cell office:value-type="string">
            <text:p>Select creategrid(500, 500) from couche_src</text:p>
          </table:table-cell>
          <table:table-cell office:value-type="string">
            <text:p>Couche</text:p>
          </table:table-cell>
          <table:table-cell/>
        </table:table-row>
        <table:table-row table:style-name="ro2">
          <table:table-cell/>
          <table:table-cell office:value-type="string">
            <text:p>Extraction des contours de bâtiments</text:p>
          </table:table-cell>
          <table:table-cell office:value-type="string">
            <text:p>Select tomultiline(the_geom), * from couche_src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xtraction de géométries simples</text:p>
          </table:table-cell>
          <table:table-cell office:value-type="string">
            <text:p>Select Explode(the_geom) from couche_src</text:p>
          </table:table-cell>
          <table:table-cell office:value-type="string">
            <text:p>Couche</text:p>
          </table:table-cell>
          <table:table-cell/>
        </table:table-row>
        <table:table-row table:style-name="ro3">
          <table:table-cell/>
          <table:table-cell office:value-type="string">
            <text:p>Intersection couche_src avec grille</text:p>
          </table:table-cell>
          <table:table-cell table:style-name="ce2" office:value-type="string">
            <text:p>Select Intersection(a.the_geom, b.the_geom), index from couche_src as as, grille as b where intersects(a.the_geom, b.the_geom)</text:p>
          </table:table-cell>
          <table:table-cell office:value-type="string">
            <text:p>Cellule</text:p>
          </table:table-cell>
          <table:table-cell/>
        </table:table-row>
        <table:table-row table:style-name="ro3">
          <table:table-cell/>
          <table:table-cell office:value-type="string">
            <text:p>Intersection couche_contour avec grille</text:p>
          </table:table-cell>
          <table:table-cell table:style-name="ce2" office:value-type="string">
            <text:p>Select Intersection(a.the_geom, b.the_geom), index from couche_src as as, grille as b where intersects(a.the_geom, b.the_geom)</text:p>
          </table:table-cell>
          <table:table-cell office:value-type="string">
            <text:p>Cellule</text:p>
          </table:table-cell>
          <table:table-cell/>
        </table:table-row>
        <table:table-row table:style-name="ro2">
          <table:table-cell/>
          <table:table-cell office:value-type="string">
            <text:p>Périmètre des bâtiments (m)</text:p>
          </table:table-cell>
          <table:table-cell office:value-type="string">
            <text:p>Select length(the_geom) from couche_src</text:p>
          </table:table-cell>
          <table:table-cell office:value-type="string">
            <text:p>Couche</text:p>
          </table:table-cell>
          <table:table-cell/>
        </table:table-row>
        <table:table-row table:style-name="ro1">
          <table:table-cell/>
          <table:table-cell office:value-type="string">
            <text:p>Périmètre moyen des bâtiments (m)</text:p>
          </table:table-cell>
          <table:table-cell/>
          <table:table-cell office:value-type="string">
            <text:p>Cellule</text:p>
          </table:table-cell>
          <table:table-cell/>
        </table:table-row>
        <table:table-row table:style-name="ro1">
          <table:table-cell/>
          <table:table-cell office:value-type="string">
            <text:p>Compacité des bâtiments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2">22/11/2007</text:date>, <text:time>21:0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1-22T20:39:47</meta:creation-date>
    <dc:date>2007-11-22T21:00:52</dc:date>
    <dc:language>fr-FR</dc:language>
    <meta:editing-cycles>21</meta:editing-cycles>
    <meta:editing-duration>PT21M6S</meta:editing-duration>
    <meta:user-defined meta:name="Info 1"/>
    <meta:user-defined meta:name="Info 2"/>
    <meta:user-defined meta:name="Info 3"/>
    <meta:user-defined meta:name="Info 4"/>
    <meta:document-statistic meta:table-count="3" meta:cell-count="32"/>
  </office:meta>
</office:document-meta>
</file>